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D000001C13381CA221FC9BBA9.png" manifest:media-type="image/png"/>
  <manifest:file-entry manifest:full-path="Pictures/100002010000015B000001C16CA8D0F8ED190C22.png" manifest:media-type="image/pn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01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2pt" fo:font-weight="bold" style:font-size-asian="18pt" style:font-weight-asian="bold" style:font-size-complex="18pt" style:font-weight-complex="600"/>
    </style:style>
    <style:style style:name="P2" style:family="paragraph">
      <loext:graphic-properties draw:fill="none" draw:fill-color="#ffffff"/>
      <style:text-properties fo:font-size="22pt" fo:font-weight="bold" style:font-size-asian="18pt" style:font-weight-asian="bold" style:font-size-complex="18pt" style:font-weight-complex="600"/>
    </style:style>
    <style:style style:name="P3" style:family="paragraph">
      <style:paragraph-properties fo:text-align="center"/>
    </style:style>
    <style:style style:name="T1" style:family="text">
      <style:text-properties fo:font-size="22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477cm" svg:height="1.651cm" svg:x="4.269cm" svg:y="15.896cm">
          <draw:text-box>
            <text:p text:style-name="P1"><text:span text:style-name="T1">Experiment 3.</text:span></text:p>
          </draw:text-box>
        </draw:frame>
        <draw:frame draw:style-name="gr1" draw:text-style-name="P2" draw:layer="layout" svg:width="6.477cm" svg:height="1.651cm" svg:x="19.394cm" svg:y="15.896cm">
          <draw:text-box>
            <text:p text:style-name="P1"><text:span text:style-name="T1">Experiment 4.</text:span></text:p>
          </draw:text-box>
        </draw:frame>
        <draw:frame draw:style-name="gr2" draw:text-style-name="P3" draw:layer="layout" svg:width="10.829cm" svg:height="14.014cm" svg:x="2.093cm" svg:y="1.143cm">
          <draw:image xlink:href="Pictures/100002010000015B000001C16CA8D0F8ED190C22.png" xlink:type="simple" xlink:show="embed" xlink:actuate="onLoad">
            <text:p/>
          </draw:image>
        </draw:frame>
        <draw:frame draw:style-name="gr2" draw:text-style-name="P3" draw:layer="layout" svg:width="11.228cm" svg:height="14.446cm" svg:x="17.018cm" svg:y="1.134cm">
          <draw:image xlink:href="Pictures/100002010000015D000001C13381CA221FC9BB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000000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fta Nur Farid</meta:initial-creator>
    <meta:creation-date>2016-08-21T16:32:49.221405975</meta:creation-date>
    <dc:date>2016-08-21T17:08:07.767444173</dc:date>
    <dc:creator>Mifta Nur Farid</dc:creator>
    <meta:editing-duration>PT20M7S</meta:editing-duration>
    <meta:editing-cycles>3</meta:editing-cycles>
    <meta:generator>LibreOffice/5.0.6.2$Linux_X86_64 LibreOffice_project/00m0$Build-2</meta:generator>
    <meta:document-statistic meta:object-count="4"/>
  </office:meta>
</office:document-meta>
</file>